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8ee" officeooo:paragraph-rsid="0003e8ee"/>
    </style:style>
    <style:style style:name="P2" style:family="paragraph" style:parent-style-name="Standard">
      <style:text-properties fo:font-weight="bold" officeooo:rsid="0003e8ee" officeooo:paragraph-rsid="0003e8ee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/>
    </style:style>
    <style:style style:name="T3" style:family="text">
      <style:text-properties fo:color="#55308d" loext:opacity="100%"/>
    </style:style>
    <style:style style:name="T4" style:family="text">
      <style:text-properties fo:color="#000000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e8ee" style:font-weight-asian="bold" style:font-weight-complex="bold"/>
    </style:style>
    <style:style style:name="T7" style:family="text">
      <style:text-properties officeooo:rsid="0003e8ee"/>
    </style:style>
    <style:style style:name="T8" style:family="text">
      <style:text-properties style:text-underline-style="none" officeooo:rsid="0003e8ee"/>
    </style:style>
    <style:style style:name="T9" style:family="text">
      <style:text-properties fo:color="#ff0000" loext:opacity="100%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 Identify the functions of the underlined words/phrases:</text:p>
      <text:p text:style-name="Standard"/>
      <text:p text:style-name="Standard">a. <text:span text:style-name="T1">Being occupied with</text:span> important matters, he had no leisure to see us. <text:span text:style-name="T7">(Participal phrase)</text:span></text:p>
      <text:p text:style-name="Standard"/>
      <text:p text:style-name="Standard">b. The men had not completed their work <text:span text:style-name="T1">by sunset. </text:span><text:span text:style-name="T8">(adverbial phrase)</text:span></text:p>
      <text:p text:style-name="Standard"/>
      <text:p text:style-name="Standard">c. By his pleasant manners, he gained <text:span text:style-name="T1">many</text:span> friends. <text:span text:style-name="T7">(Quantifier)</text:span></text:p>
      <text:p text:style-name="Standard"/>
      <text:p text:style-name="Standard">d. In spite of his <text:span text:style-name="T1">great</text:span> strength, he was overcome. <text:span text:style-name="T7">(adjective)</text:span></text:p>
      <text:p text:style-name="Standard"/>
      <text:p text:style-name="Standard">e. He overslept himself, and so he missed <text:span text:style-name="T1">the train. </text:span><text:span text:style-name="T8">(direct object)</text:span></text:p>
      <text:p text:style-name="Standard"/>
      <text:p text:style-name="Standard">2 Analyze the following sentences according to structure: <text:span text:style-name="T7">(</text:span><text:span text:style-name="T6">Compound Complex) ID+IDD</text:span></text:p>
      <text:p text:style-name="Standard"/>
      <text:p text:style-name="Standard"><text:span text:style-name="T2">I am satisfied with the things </text:span><text:span text:style-name="T4">as they are</text:span>; and <text:span text:style-name="T3">it will be my pride and pleasure to hand down this country to my children</text:span> as I received it from those <text:span text:style-name="T5">who preceded me.</text:span></text:p>
      <text:p text:style-name="Standard"/>
      <text:p text:style-name="Standard">3 Find out subject, subject complement, object complement, transitive verb, direct object, determiner, verb phrase, noun phrase, prepositional phrase &amp; modifier phrase from the following sentence: </text:p>
      <text:p text:style-name="Standard"/>
      <text:p text:style-name="Standard">The notice which you have been pleased to take of my labors, had it been early, had been kind, but it has been delayed till I am indifferent, and cannot enjoy it.<text:line-break/></text:p>
      <text:p text:style-name="P1"><text:span text:style-name="T5">Subject:</text:span> The notice, to take</text:p>
      <text:p text:style-name="P1"><text:span text:style-name="T5">Subject complement:</text:span> kind</text:p>
      <text:p text:style-name="P1"><text:span text:style-name="T5">object complement:</text:span> <text:span text:style-name="T9">(not exist here)</text:span></text:p>
      <text:p text:style-name="P1"><text:span text:style-name="T5">transitive verb: </text:span>to take</text:p>
      <text:p text:style-name="P1"><text:span text:style-name="T5">direct object:</text:span> my labors, </text:p>
      <text:p text:style-name="P1"><text:span text:style-name="T5">determiner: </text:span>The, my</text:p>
      <text:p text:style-name="P1"><text:span text:style-name="T5">verb phrase: </text:span>have been pleased to take, had been kind, has been delayed, cannot enjoy</text:p>
      <text:p text:style-name="P1"><text:span text:style-name="T5">noun phrase: </text:span>the notice, my labors, it, I, it</text:p>
      <text:p text:style-name="P2">prepositional phrase: <text:span text:style-name="T10">of my labors</text:span></text:p>
      <text:p text:style-name="P2">modifier phrase: 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22:14:43.929065655</meta:creation-date>
    <dc:date>2024-11-26T23:25:31.674734638</dc:date>
    <meta:editing-duration>PT39M8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20" meta:word-count="226" meta:character-count="1357" meta:non-whitespace-character-count="1147"/>
  </office:meta>
</office:document-meta>
</file>